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11.35cm"/>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color="#800080" draw:marker-end="Arrow" draw:marker-end-width="0.3cm" draw:fill="none" draw:textarea-vertical-align="middle"/>
    </style:style>
    <style:style style:name="gr4" style:family="graphic" style:parent-style-name="objectwithoutfill">
      <style:graphic-properties svg:stroke-color="#00ffff" draw:marker-end="Arrow" draw:marker-end-width="0.3cm" draw:fill="none" draw:textarea-vertical-align="middle"/>
    </style:style>
    <style:style style:name="gr5" style:family="graphic" style:parent-style-name="objectwithoutfill">
      <style:graphic-properties svg:stroke-color="#00ffff" draw:marker-end="Arrow" draw:marker-end-width="0.3cm" draw:fill="solid" draw:fill-color="#ff0000" draw:textarea-vertical-align="middle"/>
    </style:style>
    <style:style style:name="gr6" style:family="graphic" style:parent-style-name="objectwithoutfill">
      <style:graphic-properties draw:marker-end="Arrow" draw:marker-end-width="0.3cm" draw:fill="none" draw:textarea-vertical-align="middle"/>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fo:text-align="center"/>
      <style:text-properties fo:color="#ff00ff"/>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color="#ff00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gr1" draw:text-style-name="P1" draw:layer="layout" svg:width="33cm" svg:height="12.362cm" svg:x="1cm" svg:y="1cm">
          <draw:text-box>
            <text:p text:style-name="P1"><text:span text:style-name="T1">Referral Email Notification</text:span></text:p>
            <text:p text:style-name="P1"><text:span text:style-name="T1"/></text:p>
            <text:p text:style-name="P1"><text:span text:style-name="T1">We would like it so when electronic referrals in oscar are made, that a daily summary of referrals is emailed out. In the event of urgent referrals, an email is suppose to be sent out immediately instead of daily.</text:span></text:p>
            <text:p text:style-name="P1"><text:span text:style-name="T1"/></text:p>
            <text:p text:style-name="P1"><text:span text:style-name="T1">To support this we need to make a few changes :</text:span></text:p>
            <text:p text:style-name="P1"><text:span text:style-name="T1">1) each program must have a notification email address field. To be lazy we'll say the field is a csv of email addresses so we can support multiple email addresses.</text:span></text:p>
            <text:p text:style-name="P1"><text:span text:style-name="T1">2) We need an email utility to send out emails based on info about the referral and or summary of info based on the daily set of referals. This utility can then be called directly immediately for urgent referrals, or daily for daily summaries.</text:span></text:p>
            <text:p text:style-name="P1"><text:span text:style-name="T1">3) we need a thread doing the daily checks / calls. i.e. We should probably check once an hour, so if the server is down the daily email will so go out, it can't be timed to the clock.</text:span></text:p>
            <text:p text:style-name="P1"><text:span text:style-name="T1">4) we need a server preference so this component can store it's state, i.e. Emails send for march 25</text:span><text:span text:style-name="T2">th</text:span><text:span text:style-name="T1"> 2012. That ways when the next processing goes, it can send the next day required, so if the server is down for 4 days, when you turn it back on, it should catch back up and send out the daily summaries shortly.</text:span></text:p>
            <text:p text:style-name="P1"><text:span text:style-name="T1"/></text:p>
          </draw:text-box>
        </draw:frame>
        <draw:custom-shape draw:style-name="gr2" draw:text-style-name="P2" xml:id="id1" draw:id="id1" draw:layer="layout" svg:width="4.6cm" svg:height="3.6cm" svg:x="1.1cm" svg:y="20.1cm">
          <text:p text:style-name="P2">Referral<text:line-break/>Code</text:p>
          <draw:enhanced-geometry svg:viewBox="0 0 21600 21600" draw:type="rectangle" draw:enhanced-path="M 0 0 L 21600 0 21600 21600 0 21600 0 0 Z N"/>
        </draw:custom-shape>
        <draw:custom-shape draw:style-name="gr2" draw:text-style-name="P2" xml:id="id2" draw:id="id2" draw:layer="layout" svg:width="6.1cm" svg:height="6.2cm" svg:x="13.1cm" svg:y="15.7cm">
          <text:p text:style-name="P2">Oscar 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 draw:text-style-name="P3" draw:layer="layout" draw:type="line" svg:x1="5.7cm" svg:y1="21.9cm" svg:x2="13.1cm" svg:y2="18.8cm" draw:start-shape="id1" draw:start-glue-point="1" draw:end-shape="id2" draw:end-glue-point="6" svg:d="m5700 21900 7400-3100">
          <text:p text:style-name="P3"><text:span text:style-name="T3">All Referalls</text:span><text:span text:style-name="T3"><text:line-break/></text:span><text:span text:style-name="T3">Saved To DB</text:span></text:p>
        </draw:connector>
        <draw:custom-shape draw:style-name="gr2" draw:text-style-name="P2" xml:id="id4" draw:id="id4" draw:layer="layout" svg:width="5cm" svg:height="4cm" svg:x="28.3cm" svg:y="19.8cm">
          <text:p text:style-name="P2">Daily Summary<text:line-break/> Thread</text:p>
          <draw:enhanced-geometry svg:viewBox="0 0 21600 21600" draw:type="rectangle" draw:enhanced-path="M 0 0 L 21600 0 21600 21600 0 21600 0 0 Z N"/>
        </draw:custom-shape>
        <draw:custom-shape draw:style-name="gr2" draw:text-style-name="P2" xml:id="id3" draw:id="id3" draw:layer="layout" svg:width="6.8cm" svg:height="3.6cm" svg:x="12.9cm" svg:y="24.3cm">
          <text:p text:style-name="P2">Email Utility</text:p>
          <draw:enhanced-geometry svg:viewBox="0 0 21600 21600" draw:type="rectangle" draw:enhanced-path="M 0 0 L 21600 0 21600 21600 0 21600 0 0 Z N"/>
        </draw:custom-shape>
        <draw:connector draw:style-name="gr3" draw:text-style-name="P3" draw:layer="layout" draw:type="line" svg:x1="5.7cm" svg:y1="21.9cm" svg:x2="12.9cm" svg:y2="26.1cm" draw:start-shape="id1" draw:start-glue-point="1" draw:end-shape="id3" svg:d="m5700 21900 7200 4200">
          <text:p text:style-name="P3"><text:span text:style-name="T3">Urgent Referrals</text:span></text:p>
          <text:p text:style-name="P3"><text:span text:style-name="T3">Send Immediately</text:span></text:p>
        </draw:connector>
        <draw:connector draw:style-name="gr4" draw:text-style-name="P2" draw:layer="layout" draw:type="line" svg:x1="28.3cm" svg:y1="21.8cm" svg:x2="19.2cm" svg:y2="18.8cm" draw:start-shape="id4" draw:start-glue-point="3" draw:end-shape="id2" draw:end-glue-point="8" svg:d="m28300 21800-9100-3000">
          <text:p text:style-name="P2">Checks Last Run Date<text:line-break/>Checks for New Referrals</text:p>
        </draw:connector>
        <draw:connector draw:style-name="gr5" draw:text-style-name="P2" draw:layer="layout" draw:type="line" svg:x1="28.3cm" svg:y1="21.8cm" svg:x2="19.7cm" svg:y2="26.1cm" draw:start-shape="id4" draw:start-glue-point="3" draw:end-shape="id3" draw:end-glue-point="1" svg:d="m28300 21800-8600 4300">
          <text:p text:style-name="P2">Sends Daily Summaries</text:p>
        </draw:connector>
        <draw:custom-shape draw:style-name="gr2" draw:text-style-name="P2" xml:id="id5" draw:id="id5" draw:layer="layout" svg:width="6.8cm" svg:height="2.8cm" svg:x="13cm" svg:y="30.6cm">
          <text:p text:style-name="P2">SMTP Server</text:p>
          <draw:enhanced-geometry svg:viewBox="0 0 21600 21600" draw:type="rectangle" draw:enhanced-path="M 0 0 L 21600 0 21600 21600 0 21600 0 0 Z N"/>
        </draw:custom-shape>
        <draw:connector draw:style-name="gr6" draw:text-style-name="P2" draw:layer="layout" draw:type="line" svg:x1="16.3cm" svg:y1="27.9cm" svg:x2="16.4cm" svg:y2="30.6cm" draw:start-shape="id3" draw:start-glue-point="2" draw:end-shape="id5" draw:end-glue-point="0" svg:d="m16300 27900 100 2700">
          <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3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edman </meta:initial-creator>
    <meta:creation-date>2012-04-02T11:52:49</meta:creation-date>
    <dc:date>2012-04-02T13:00:37</dc:date>
    <dc:creator>tedman </dc:creator>
    <meta:editing-duration>PT21M7S</meta:editing-duration>
    <meta:editing-cycles>2</meta:editing-cycles>
    <meta:generator>LibreOffice/3.4$Unix LibreOffice_project/340m1$Build-402</meta:generator>
    <meta:document-statistic meta:object-count="11"/>
  </office:meta>
</office:document-meta>
</file>